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63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5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b5ffb5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508cm" svg:height="9.007cm" svg:x="21.024cm" svg:y="1.901cm">
            <draw:object draw:notify-on-update-of-ranges="Лист1.C7:Лист1.C26 Лист1.D6:Лист1.D6 Лист1.D7:Лист1.D26 Лист1.C7:Лист1.C26 Лист1.E6:Лист1.E6 Лист1.E7:Лист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 table:visibility="collapse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ПОИСК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Количество элементов в словаре</text:p>
          </table:table-cell>
          <table:table-cell office:value-type="string" calcext:value-type="string">
            <text:p>Время выполнения дерево</text:p>
          </table:table-cell>
          <table:table-cell office:value-type="string" calcext:value-type="string">
            <text:p>Время выполнения хеш-таблица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2" calcext:value-type="float">
            <text:p>0,052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7]+10000" office:value-type="float" office:value="20000" calcext:value-type="float">
            <text:p>20000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8]+10000" office:value-type="float" office:value="30000" calcext:value-type="float">
            <text:p>30000</text:p>
          </table:table-cell>
          <table:table-cell office:value-type="float" office:value="0.087" calcext:value-type="float">
            <text:p>0,087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9]+10000" office:value-type="float" office:value="40000" calcext:value-type="float">
            <text:p>40000</text:p>
          </table:table-cell>
          <table:table-cell office:value-type="float" office:value="0.116" calcext:value-type="float">
            <text:p>0,116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0]+10000" office:value-type="float" office:value="50000" calcext:value-type="float">
            <text:p>50000</text:p>
          </table:table-cell>
          <table:table-cell office:value-type="float" office:value="0.131" calcext:value-type="float">
            <text:p>0,131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1]+10000" office:value-type="float" office:value="60000" calcext:value-type="float">
            <text:p>60000</text:p>
          </table:table-cell>
          <table:table-cell office:value-type="float" office:value="0.135" calcext:value-type="float">
            <text:p>0,135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2]+10000" office:value-type="float" office:value="70000" calcext:value-type="float">
            <text:p>70000</text:p>
          </table:table-cell>
          <table:table-cell office:value-type="float" office:value="0.142" calcext:value-type="float">
            <text:p>0,142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3]+10000" office:value-type="float" office:value="80000" calcext:value-type="float">
            <text:p>80000</text:p>
          </table:table-cell>
          <table:table-cell office:value-type="float" office:value="0.133" calcext:value-type="float">
            <text:p>0,133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4]+10000" office:value-type="float" office:value="90000" calcext:value-type="float">
            <text:p>90000</text:p>
          </table:table-cell>
          <table:table-cell office:value-type="float" office:value="0.198" calcext:value-type="float">
            <text:p>0,198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5]+10000" office:value-type="float" office:value="100000" calcext:value-type="float">
            <text:p>100000</text:p>
          </table:table-cell>
          <table:table-cell office:value-type="float" office:value="0.192" calcext:value-type="float">
            <text:p>0,192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6]+10000" office:value-type="float" office:value="110000" calcext:value-type="float">
            <text:p>110000</text:p>
          </table:table-cell>
          <table:table-cell office:value-type="float" office:value="0.164" calcext:value-type="float">
            <text:p>0,164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7]+10000" office:value-type="float" office:value="120000" calcext:value-type="float">
            <text:p>120000</text:p>
          </table:table-cell>
          <table:table-cell office:value-type="float" office:value="0.175" calcext:value-type="float">
            <text:p>0,175</text:p>
          </table:table-cell>
          <table:table-cell office:value-type="float" office:value="0.076" calcext:value-type="float">
            <text:p>0,0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8]+10000" office:value-type="float" office:value="130000" calcext:value-type="float">
            <text:p>130000</text:p>
          </table:table-cell>
          <table:table-cell office:value-type="float" office:value="0.157" calcext:value-type="float">
            <text:p>0,157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9]+10000" office:value-type="float" office:value="140000" calcext:value-type="float">
            <text:p>140000</text:p>
          </table:table-cell>
          <table:table-cell office:value-type="float" office:value="0.198" calcext:value-type="float">
            <text:p>0,198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20]+10000" office:value-type="float" office:value="150000" calcext:value-type="float">
            <text:p>150000</text:p>
          </table:table-cell>
          <table:table-cell office:value-type="float" office:value="0.178" calcext:value-type="float">
            <text:p>0,178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1]+10000" office:value-type="float" office:value="160000" calcext:value-type="float">
            <text:p>160000</text:p>
          </table:table-cell>
          <table:table-cell office:value-type="float" office:value="0.202" calcext:value-type="float">
            <text:p>0,202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2]+10000" office:value-type="float" office:value="170000" calcext:value-type="float">
            <text:p>170000</text:p>
          </table:table-cell>
          <table:table-cell office:value-type="float" office:value="0.201" calcext:value-type="float">
            <text:p>0,201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3]+10000" office:value-type="float" office:value="180000" calcext:value-type="float">
            <text:p>180000</text:p>
          </table:table-cell>
          <table:table-cell office:value-type="float" office:value="0.195" calcext:value-type="float">
            <text:p>0,195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4]+10000" office:value-type="float" office:value="190000" calcext:value-type="float">
            <text:p>190000</text:p>
          </table:table-cell>
          <table:table-cell office:value-type="float" office:value="0.212" calcext:value-type="float">
            <text:p>0,212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5]+10000" office:value-type="float" office:value="200000" calcext:value-type="float">
            <text:p>200000</text:p>
          </table:table-cell>
          <table:table-cell office:value-type="float" office:value="0.222" calcext:value-type="float">
            <text:p>0,222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значения записаны в 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микросекунда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5:42:02.2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00:18:09.770000000</meta:creation-date>
    <dc:date>2024-04-18T16:23:27.364000000</dc:date>
    <meta:editing-duration>PT2H19M25S</meta:editing-duration>
    <meta:editing-cycles>11</meta:editing-cycles>
    <meta:generator>LibreOffice/7.6.4.1$Windows_X86_64 LibreOffice_project/e19e193f88cd6c0525a17fb7a176ed8e6a3e2aa1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09cm" svg:height="9.008cm" xlink:href=".." xlink:type="simple" chart:class="chart:scatter" chart:style-name="ch1">
        <chart:legend chart:legend-position="end" svg:x="10.996cm" svg:y="6.942cm" style:legend-expansion="custom" svg:width="6.574cm" svg:height="1.108cm" style:legend-expansion-aspect-ratio="5.93321299638989" chart:style-name="ch2"/>
        <chart:plot-area chart:style-name="ch3" table:cell-range-address="Лист1.C7:Лист1.E26 Лист1.D6:Лист1.E6" chart:data-source-has-labels="row" svg:x="0.18cm" svg:y="0.18cm" svg:width="17.977cm" svg:height="8.647cm">
          <chart:coordinate-region svg:x="1.108cm" svg:y="0.382cm" svg:width="16.476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7:Лист1.D26" chart:label-cell-address="Лист1.D6:Лист1.D6" chart:class="chart:scatter">
            <chart:domain table:cell-range-address="Лист1.C7:Лист1.C26"/>
            <chart:data-point chart:repeated="20"/>
          </chart:series>
          <chart:series chart:style-name="ch8" chart:values-cell-range-address="Лист1.E7:Лист1.E26" chart:label-cell-address="Лист1.E6:Лист1.E6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выполнения дерево</text:p>
                <draw:g>
                  <svg:desc>Лист1.D6:Лист1.D6</svg:desc>
                </draw:g>
              </table:table-cell>
              <table:table-cell office:value-type="string">
                <text:p>Время выполнения хеш-таблица</text:p>
                <draw:g>
                  <svg:desc>Лист1.E6:Лист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C7:Лист1.C26</svg:desc>
                </draw:g>
              </table:table-cell>
              <table:table-cell office:value-type="float" office:value="0.052">
                <text:p>0.052</text:p>
                <draw:g>
                  <svg:desc>Лист1.D7:Лист1.D26</svg:desc>
                </draw:g>
              </table:table-cell>
              <table:table-cell office:value-type="float" office:value="0.037">
                <text:p>0.037</text:p>
                <draw:g>
                  <svg:desc>Лист1.E7:Лист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63">
                <text:p>0.06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87">
                <text:p>0.087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116">
                <text:p>0.11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131">
                <text:p>0.13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135">
                <text:p>0.13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142">
                <text:p>0.14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133">
                <text:p>0.13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198">
                <text:p>0.19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2">
                <text:p>0.19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0.164">
                <text:p>0.16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0.175">
                <text:p>0.17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0.157">
                <text:p>0.15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0.198">
                <text:p>0.19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0.178">
                <text:p>0.17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0.202">
                <text:p>0.20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0.201">
                <text:p>0.20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0.195">
                <text:p>0.19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0.212">
                <text:p>0.21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0.222">
                <text:p>0.222</text:p>
              </table:table-cell>
              <table:table-cell office:value-type="float" office:value="0.084">
                <text:p>0.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